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BB02F500D721C4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3BB02F500D721C4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Entrée triomphale de Jésus</text:span></text:p>
            <text:p text:style-name="P2"><text:span text:style-name="T1">à Jérusalem</text:span></text:p>
            <text:p text:style-name="P3"><text:span text:style-name="T2">(Jean</text:span><text:span text:style-name="T2"> 12.12-1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1-17T15:13:31.610000000</dc:date>
    <meta:editing-duration>PT2H45M1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